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1E253884A6A1922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5cm" table:align="margins" style:may-break-between-rows="true"/>
    </style:style>
    <style:style style:name="Articulado.A" style:family="table-column">
      <style:table-column-properties style:column-width="1.588cm" style:rel-column-width="6935*"/>
    </style:style>
    <style:style style:name="Articulado.B" style:family="table-column">
      <style:table-column-properties style:column-width="13.413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Heading">
      <style:text-properties officeooo:rsid="0031781d" officeooo:paragraph-rsid="0031781d"/>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style:font-name="Nimbus Roman No9 L1" style:font-name-complex="Nimbus Roman No9 L1"/>
    </style:style>
    <style:style style:name="P8" style:family="paragraph" style:parent-style-name="Texto_20_normas">
      <style:paragraph-properties fo:margin-left="0cm" fo:margin-right="0cm" fo:text-indent="0cm" style:auto-text-indent="false"/>
    </style:style>
    <style:style style:name="P9" style:family="paragraph" style:parent-style-name="Descripción_20_Sintética" style:master-page-name="">
      <loext:graphic-properties draw:fill="none"/>
      <style:paragraph-properties fo:margin-left="6.399cm" fo:margin-right="0cm" fo:margin-top="0cm" fo:margin-bottom="1cm" loext:contextual-spacing="false" fo:text-align="justify" style:justify-single-word="false" fo:text-indent="-6.399cm" style:auto-text-indent="false" style:page-number="auto" fo:background-color="transparent">
        <style:tab-stops>
          <style:tab-stop style:position="6.001cm"/>
        </style:tab-stops>
      </style:paragraph-properties>
      <style:text-properties officeooo:paragraph-rsid="002323eb"/>
    </style:style>
    <style:style style:name="P10" style:family="paragraph" style:parent-style-name="Texto_20_normas">
      <style:text-properties officeooo:rsid="002323eb" officeooo:paragraph-rsid="002323eb"/>
    </style:style>
    <style:style style:name="P11" style:family="paragraph" style:parent-style-name="Títulos_20_normas">
      <style:text-properties officeooo:rsid="002323eb" officeooo:paragraph-rsid="002323eb"/>
    </style:style>
    <style:style style:name="P12" style:family="paragraph" style:parent-style-name="Leyenda_20_aprobación">
      <style:paragraph-properties fo:margin-top="0cm" fo:margin-bottom="0cm" loext:contextual-spacing="false"/>
    </style:style>
    <style:style style:name="P13" style:family="paragraph" style:parent-style-name="Leyenda_20_sanción">
      <style:paragraph-properties fo:margin-top="0cm" fo:margin-bottom="0cm" loext:contextual-spacing="false"/>
      <style:text-properties officeooo:paragraph-rsid="003d4ba7"/>
    </style:style>
    <style:style style:name="P14" style:family="paragraph" style:parent-style-name="Leyenda_20_sanción">
      <style:paragraph-properties fo:margin-top="0cm" fo:margin-bottom="0cm" loext:contextual-spacing="false"/>
      <style:text-properties officeooo:rsid="0031781d" officeooo:paragraph-rsid="0031781d"/>
    </style:style>
    <style:style style:name="P15" style:family="paragraph" style:parent-style-name="Colaboradores">
      <style:paragraph-properties fo:margin-top="0cm" fo:margin-bottom="0cm" loext:contextual-spacing="false"/>
    </style:style>
    <style:style style:name="P16" style:family="paragraph" style:parent-style-name="Autores" style:master-page-name="">
      <loext:graphic-properties draw:fill="none"/>
      <style:paragraph-properties fo:margin-left="2.401cm" fo:margin-right="0cm" fo:margin-top="0cm" fo:margin-bottom="0cm" loext:contextual-spacing="false" fo:text-align="justify" style:justify-single-word="false" fo:text-indent="-2.401cm" style:auto-text-indent="false" style:page-number="auto" fo:background-color="transparent">
        <style:tab-stops/>
      </style:paragraph-properties>
    </style:style>
    <style:style style:name="P17" style:family="paragraph" style:parent-style-name="Autores">
      <loext:graphic-properties draw:fill="none"/>
      <style:paragraph-properties fo:margin-left="2.401cm" fo:margin-right="0cm" fo:margin-top="0cm" fo:margin-bottom="0cm" loext:contextual-spacing="false" fo:text-align="justify" style:justify-single-word="false" fo:text-indent="-2.401cm" style:auto-text-indent="false" fo:background-color="transparent">
        <style:tab-stops/>
      </style:paragraph-properties>
    </style:style>
    <style:style style:name="P18" style:family="paragraph" style:parent-style-name="Colaboradores">
      <style:paragraph-properties fo:margin-top="0cm" fo:margin-bottom="0cm" loext:contextual-spacing="false"/>
    </style:style>
    <style:style style:name="P19" style:family="paragraph" style:parent-style-name="Colaboradores">
      <style:paragraph-properties fo:margin-top="0cm" fo:margin-bottom="0cm" loext:contextual-spacing="false"/>
      <style:text-properties officeooo:paragraph-rsid="003e2a06"/>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935ed"/>
    </style:style>
    <style:style style:name="T7" style:family="text">
      <style:text-properties officeooo:rsid="003c9a2c"/>
    </style:style>
    <style:style style:name="T8" style:family="text">
      <style:text-properties officeooo:rsid="003cf541"/>
    </style:style>
    <style:style style:name="T9" style:family="text">
      <style:text-properties officeooo:rsid="003d4ba7"/>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ítulo_20_general"><text:span text:style-name="T5">DECLARACIÓN</text:span> N.º <text:span text:style-name="T7">2538-CM-19</text:span></text:p>
      <text:p text:style-name="P9">DESCRI<text:span text:style-name="T3">P</text:span>CIÓN SINTÉTICA: DECLARAR INTERÉS MUNICIPAL Y COMUNITARIO JORNADA CAPACITACIÓN CUARTELEROS y DESPACHADORES DE EMERGENCIAS</text:p>
      <text:p text:style-name="Títulos_20_normas">ANTECEDENTES</text:p>
      <text:p text:style-name="Texto_20_normas">Carta Orgánica Municipal.</text:p>
      <text:p text:style-name="Texto_20_normas">Ordenanza 2017-CM-10: Jerarquización de las declaraciones de interés del Concejo Municipal. Reglamentación.</text:p>
      <text:p text:style-name="Texto_20_normas">Ordenanza 1862-CM-08 – Texto Actualizado por <text:span text:style-name="T8">o</text:span>rdenanza 3005-CM-18: Se Reglamenta SIMBOV (Ente Autárquico Sistema Municipal de Bomberos Voluntarios<text:span text:style-name="T8">)</text:span>.</text:p>
      <text:p text:style-name="Texto_20_normas">Ley 27287 SINAGIR Decreto reglamentario 39/2017 y decreto reglamentario 383/2017.</text:p>
      <text:p text:style-name="P11">FUNDAMENTOS</text:p>
      <text:p text:style-name="P10">El 17 de mayo de <text:span text:style-name="T8">2019,</text:span> la Subsecretaría de Protección Civil junto a la Dirección de Operaciones de la Subsecretar<text:span text:style-name="T8">í</text:span>a de Protección Civil de Río Negro, brindar<text:span text:style-name="T8">á</text:span>n una capacitación destinada a cuarteleros de <text:span text:style-name="T8">b</text:span>omberos <text:span text:style-name="T8">v</text:span>oluntarios e instituciones que trabajan de igual modo con operadores o despachadores de emergencias, a fin de generar la unificación de criterios de respuesta y la implementación de protocolos de despacho.</text:p>
      <text:p text:style-name="P10">Los despachadores de servicios generales, conocidos como cuarteleros, son las personas que se encargan de llevar a cabo las actividades cotidianas de los cuarteles, cuya función principal es la de radio operador. Se trata de personal especializado que cumple tareas específicas como operadores de servicios generales de manera permanente y facilitando, en el caso de los diferentes <text:span text:style-name="T8">c</text:span>uerpos <text:span text:style-name="T8">a</text:span>ctivos, que los <text:span text:style-name="T8">b</text:span>omberos <text:span text:style-name="T8">v</text:span>oluntarios se dediquen exclusivamente a las tareas propias de su puesto.</text:p>
      <text:p text:style-name="P10"><text:soft-page-break/>Dado el rol fundamental que cumplen los despachadores dentro del funcionamiento de los cuarteles en nuestra ciudad, es que se hace necesario poder capacitarlos y actualizar sus conocimientos, en la búsqueda permanente de resultados cada vez más eficientes al momento de canalizar las demandas que llegan cotidianamente desde la <text:span text:style-name="T8">c</text:span>omunidad y poder activar los mecanismos operativos y protocolares que se despliegan frente a una contingencia, como así también unificar criterios frente a la toma de decisiones y los modos correctos de registro para posteriores análisis de las actuaciones de cada institución.</text:p>
      <text:p text:style-name="P10">Es así que se propone la realización de un encuentro de capacitación en la Sala de Sesiones del Concejo Municipal el 17 de mayo de <text:span text:style-name="T8">2019</text:span> al efecto de abordar de forma integral, tanto los nuevos requerimientos normativos, como otros contenidos y técnicas que la autoridad de Protección Civil entienda oportuno destacar entre los participantes.</text:p>
      <text:p text:style-name="P10">Surge esta iniciativa en el seno del SIMBOV, a propuesta de la Subsecretaría de Protección Civil de la Municipalidad de San Carlos de Bariloche, y se entiende la misma oportuna, teniendo además en cuenta que el texto actualizado de la <text:span text:style-name="T9">o</text:span>rdenanza 1862-CM-08 (a partir de la sanción de la <text:span text:style-name="T9">o</text:span>rdenanza 3005-CM-18) incorporó la obligatoriedad de adecuar y comunicar de forma conjunta la estadística de funcionamiento de los cuarteles, determinando entre otros aspectos en el <text:span text:style-name="T9">artículo</text:span> 20 inc<text:span text:style-name="T9">iso</text:span> c) que será obligatorio informar la “Estadística unificada de intervenciones por cada Cuerpo Activo, mediante Registro Único de Bomberos de Argentina (RUBA) o el sistema que a futuro lo reemplace, complementando la misma con los Informes de Operatividad solicitados por la Subsecretaria de Protección Civil”.</text:p>
      <text:p text:style-name="P10">A su vez, no s<text:span text:style-name="T9">ó</text:span>lo se pretende enfocar la actividad en los cuarteleros de las distintas Asociaciones de Bomberos, sino también a otras instituciones con asiento en la ciudad y que presentan despachadores de emergencias, unificando así criterios y generando una retroalimentación positiva y proactiva de los actores que de alguna forma son la primera línea en la atención y adecuada derivación de las emergencias en nuestro ejido. Las instituciones invitadas a participar de la capacitación son: Protección Civil del Municipio de San Carlos de Bariloche, despachadores del 107 del área de salud provincial, Parques Nacionales (ice), SPLIF, y los 4 cuarteles de <text:span text:style-name="T9">b</text:span>omberos de la ciudad de San Carlos de Bariloche, así como también miembros de cuerpos de <text:span text:style-name="T9">b</text:span>omberos colindantes a la ciudad de Bariloche. </text:p>
      <text:p text:style-name="P10"><text:soft-page-break/>Es por ello, atento a la importancia de lo expuesto precedentemente, que consideramos que dicha actividad amerita el reconocimiento formal del Estado <text:span text:style-name="T9">m</text:span>unicipal, declarando a la misma de <text:span text:style-name="T9">i</text:span>nterés <text:span text:style-name="T9">m</text:span>unicipal y <text:span text:style-name="T9">c</text:span>omunitario, destacando su realización y agradeciendo desde ya a todos los organizadores y participantes por su desarrollo.</text:p>
      <text:p text:style-name="P16">AUTORES: Concejales Gerardo <text:span text:style-name="T9">Á</text:span>vila, Claudia Contreras, Diego Ben<text:span text:style-name="T9">í</text:span>tez, Julia Fernández, Viviana Gelain, Carlos S<text:span text:style-name="T9">á</text:span>nch<text:span text:style-name="T9">e</text:span>z y Puente, Cristina Painefil. (JSB) <text:span text:style-name="T9">y Daniel González (PRO).</text:span></text:p>
      <text:p text:style-name="P17"/>
      <text:p text:style-name="P15">INICIATIVA: Subsecretaría de <text:span text:style-name="T9">P</text:span>rotección Civil, Sra. Patricia Díaz.</text:p>
      <text:p text:style-name="P15"/>
      <text:p text:style-name="P19">COLABORADOR<text:span text:style-name="T6">A</text:span>: Romina Molina.</text:p>
      <text:p text:style-name="P15"/>
      <text:p text:style-name="P12">El proyecto original N.º <text:span text:style-name="T6">1204</text:span>/<text:span text:style-name="T6">19 </text:span>fue aprobado en la sesión del día <text:span text:style-name="T7">9</text:span> de <text:span text:style-name="T7">mayo</text:span> de 201<text:span text:style-name="T5">9</text:span>, según consta en el Acta N.º <text:span text:style-name="T7">1113</text:span>/<text:span text:style-name="T7">19</text:span>. Por ello, en ejercicio de las atribuciones que le otorga el Art. 38 de la Carta Orgánica Municipal,</text:p>
      <text:p text:style-name="P12"/>
      <text:p text:style-name="P13">EL CONCEJO MUNICIPAL DE SAN CARLOS DE BARILOCHE SANCIONA CON CARÁCTER DE </text:p>
      <text:p text:style-name="P14"/>
      <text:p text:style-name="P14">DECLARACIÓN</text:p>
      <text:p text:style-name="P14"/>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Texto_20_articulado">Se declara de <text:span text:style-name="T9">i</text:span>nterés <text:span text:style-name="T9">m</text:span>unicipal y <text:span text:style-name="T9">c</text:span>omunitario la Jornada de Capacitación a Cuarteleros de Bomberos Voluntarios e instituciones de Respuesta Inmediata, que se realizará el 17 de mayo <text:span text:style-name="T9">de 2019 </text:span>en la Sala de Sesiones del Concejo Municipal, por su aporte a la integración comunitaria y la mejora continua de las capacidades de respuestas ante contingencias.</text:p>
          </table:table-cell>
        </table:table-row>
        <table:table-row>
          <table:table-cell table:style-name="Articulado.A1" office:value-type="string">
            <text:p text:style-name="P6">Art. <text:span text:style-name="T4">2</text:span>°)</text:p>
          </table:table-cell>
          <table:table-cell table:style-name="Articulado.A1" office:value-type="string">
            <text:p text:style-name="Texto_20_articulado">La presente declaración no implica la obligatoriedad de efectuar erogaciones por parte de la Administración Municipal.</text:p>
          </table:table-cell>
        </table:table-row>
        <table:table-row>
          <table:table-cell table:style-name="Articulado.A1" office:value-type="string">
            <text:p text:style-name="P6">Art. <text:span text:style-name="T4">3</text:span>°)</text:p>
          </table:table-cell>
          <table:table-cell table:style-name="Articulado.A1" office:value-type="string">
            <text:p text:style-name="P7">Comuníquese. Dése a publicidad. Cumplido, archívese.</text:p>
            <text:p text:style-name="P7"/>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paragraph-properties fo:margin-left="2.3cm" fo:margin-right="0cm" fo:margin-top="0.499cm" fo:margin-bottom="1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3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0.499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cm" fo:break-before="page" table:align="left" style:writing-mode="lr-tb"/>
    </style:style>
    <style:style style:name="Tabla2.A" style:family="table-column">
      <style:table-column-properties style:column-width="5.182cm"/>
    </style:style>
    <style:style style:name="Tabla2.B" style:family="table-column">
      <style:table-column-properties style:column-width="4.579cm"/>
    </style:style>
    <style:style style:name="Tabla2.C" style:family="table-column">
      <style:table-column-properties style:column-width="5.23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1781d" officeooo:paragraph-rsid="0031781d"/>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4.8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MP1">DECLARACIÓN</text:p>
            </table:table-cell>
            <table:table-cell table:style-name="Tabla2.C1" office:value-type="string">
              <text:p text:style-name="MP2"/>
              <text:p text:style-name="MP3"><draw:frame draw:style-name="Mfr1" draw:name="Imagen1" text:anchor-type="char" svg:y="-0.146cm" svg:width="4.355cm" svg:height="1.326cm" draw:z-index="2"><draw:image xlink:href="Pictures/10000000000000F1000000581E253884A6A19221.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09:29:10.806544703</meta:creation-date>
    <meta:generator>LibreOffice/5.1.6.2$Linux_X86_64 LibreOffice_project/10m0$Build-2</meta:generator>
    <meta:editing-duration>PT24M14S</meta:editing-duration>
    <meta:editing-cycles>7</meta:editing-cycles>
    <meta:initial-creator>Joaquín Pino Suarez</meta:initial-creator>
    <dc:date>2019-05-13T11:12:30.921431327</dc:date>
    <meta:print-date>2019-05-13T11:15:05.154300299</meta:print-date>
    <meta:document-statistic meta:table-count="2" meta:image-count="1" meta:object-count="0" meta:page-count="3" meta:paragraph-count="30" meta:word-count="827" meta:character-count="5514" meta:non-whitespace-character-count="4714"/>
  </office:meta>
</office:document-meta>
</file>